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ext_20_body">
      <style:text-properties fo:color="#808080"/>
    </style:style>
    <style:style style:name="P2" style:family="paragraph" style:parent-style-name="Text_20_body">
      <style:text-properties fo:color="#008000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List_20_Contents">
      <style:paragraph-properties fo:margin-left="0in" fo:margin-right="0in" fo:text-indent="0in" style:auto-text-indent="false"/>
    </style:style>
    <style:style style:name="P5" style:family="paragraph" style:parent-style-name="Text_20_body" style:list-style-name="L2"/>
    <style:style style:name="P6" style:family="paragraph" style:parent-style-name="Text_20_body">
      <style:paragraph-properties>
        <style:tab-stops>
          <style:tab-stop style:position="6.4555in" style:type="right"/>
        </style:tab-stops>
      </style:paragraph-properties>
    </style:style>
    <style:style style:name="P7" style:family="paragraph" style:parent-style-name="Text_20_body" style:list-style-name="L3">
      <style:paragraph-properties>
        <style:tab-stops>
          <style:tab-stop style:position="6.4555in" style:type="right"/>
        </style:tab-stops>
      </style:paragraph-properties>
    </style:style>
    <style:style style:name="P8" style:family="paragraph" style:parent-style-name="Text_20_body" style:list-style-name="L7">
      <style:paragraph-properties>
        <style:tab-stops>
          <style:tab-stop style:position="6.4555in" style:type="right"/>
        </style:tab-stops>
      </style:paragraph-properties>
    </style:style>
    <style:style style:name="P9" style:family="paragraph" style:parent-style-name="Text_20_body" style:list-style-name="L5"/>
    <style:style style:name="P10" style:family="paragraph" style:parent-style-name="Text_20_body">
      <style:paragraph-properties>
        <style:tab-stops>
          <style:tab-stop style:position="6.4555in" style:type="right"/>
        </style:tab-stops>
      </style:paragraph-properties>
      <style:text-properties fo:color="#ff0000"/>
    </style:style>
    <style:style style:name="P11" style:family="paragraph" style:parent-style-name="Text_20_body" style:list-style-name="L5">
      <style:paragraph-properties fo:margin-left="0.9846in" fo:margin-right="0in" fo:text-indent="-0.25in" style:auto-text-indent="false"/>
    </style:style>
    <style:style style:name="P12" style:family="paragraph" style:parent-style-name="Text_20_body" style:list-style-name="L3">
      <style:paragraph-properties fo:margin-left="0.9846in" fo:margin-right="0in" fo:text-indent="-0.25in" style:auto-text-indent="false">
        <style:tab-stops>
          <style:tab-stop style:position="6.4555in" style:type="right"/>
        </style:tab-stops>
      </style:paragraph-properties>
    </style:style>
    <style:style style:name="P13" style:family="paragraph" style:parent-style-name="Text_20_body" style:list-style-name="L6">
      <style:paragraph-properties fo:margin-left="0.9846in" fo:margin-right="0in" fo:text-indent="-0.25in" style:auto-text-indent="false">
        <style:tab-stops>
          <style:tab-stop style:position="6.4555in" style:type="right"/>
        </style:tab-stops>
      </style:paragraph-properties>
    </style:style>
    <style:style style:name="P14" style:family="paragraph" style:parent-style-name="Text_20_body" style:list-style-name="L8">
      <style:paragraph-properties fo:margin-left="0.9846in" fo:margin-right="0in" fo:text-indent="-0.25in" style:auto-text-indent="false">
        <style:tab-stops>
          <style:tab-stop style:position="6.4555in" style:type="right"/>
        </style:tab-stops>
      </style:paragraph-properties>
    </style:style>
    <style:style style:name="P15" style:family="paragraph" style:parent-style-name="Text_20_body" style:list-style-name="L6">
      <style:paragraph-properties fo:margin-left="0.4925in" fo:margin-right="0in" fo:text-indent="-0.25in" style:auto-text-indent="false">
        <style:tab-stops>
          <style:tab-stop style:position="6.4555in" style:type="right"/>
        </style:tab-stops>
      </style:paragraph-properties>
    </style:style>
    <style:style style:name="P16" style:family="paragraph" style:parent-style-name="Text_20_body" style:list-style-name="L8">
      <style:paragraph-properties fo:margin-left="0.4925in" fo:margin-right="0in" fo:text-indent="-0.25in" style:auto-text-indent="false">
        <style:tab-stops>
          <style:tab-stop style:position="6.4555in" style:type="right"/>
        </style:tab-stops>
      </style:paragraph-properties>
    </style:style>
    <style:style style:name="P17" style:family="paragraph" style:parent-style-name="Text_20_body" style:list-style-name="L6">
      <style:paragraph-properties fo:margin-left="1.4772in" fo:margin-right="0in" fo:text-indent="-0.25in" style:auto-text-indent="false">
        <style:tab-stops>
          <style:tab-stop style:position="6.4555in" style:type="right"/>
        </style:tab-stops>
      </style:paragraph-properties>
    </style:style>
    <style:style style:name="P18" style:family="paragraph" style:parent-style-name="Text_20_body" style:list-style-name="L5">
      <style:paragraph-properties fo:margin-left="1.4772in" fo:margin-right="0in" fo:text-indent="-0.25in" style:auto-text-indent="false"/>
    </style:style>
    <style:style style:name="P19" style:family="paragraph" style:parent-style-name="List_20_Heading">
      <style:text-properties fo:font-weight="bold" style:font-weight-asian="bold" style:font-weight-complex="bold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3">
      <style:text-properties fo:color="#808080"/>
    </style:style>
    <style:style style:name="P22" style:family="paragraph" style:parent-style-name="Heading_20_3">
      <style:paragraph-properties>
        <style:tab-stops>
          <style:tab-stop style:position="6.9252in" style:type="right"/>
        </style:tab-stops>
      </style:paragraph-properties>
      <style:text-properties fo:color="#808080"/>
    </style:style>
    <style:style style:name="P23" style:family="paragraph" style:parent-style-name="Heading_20_3">
      <style:paragraph-properties>
        <style:tab-stops>
          <style:tab-stop style:position="6.4555in" style:type="right"/>
        </style:tab-stops>
      </style:paragraph-properties>
    </style:style>
    <style:style style:name="P24" style:family="paragraph" style:parent-style-name="Standard" style:list-style-name="L1"/>
    <style:style style:name="T1" style:family="text">
      <style:text-properties fo:font-size="13.5pt"/>
    </style:style>
    <style:style style:name="T2" style:family="text">
      <style:text-properties style:font-size-asian="13.5pt"/>
    </style:style>
    <style:style style:name="T3" style:family="text">
      <style:text-properties style:font-size-complex="13.5pt"/>
    </style:style>
    <style:style style:name="T4" style:family="text">
      <style:text-properties fo:color="#ff000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isting Plugins</text:h>
      <text:p text:style-name="P4">Key:<text:tab/><text:tab/><text:tab/>org.jcvi.jira.plugins.SampleTrackingPlugins </text:p>
      <text:p text:style-name="List_20_Heading">Developer: <text:tab/><text:tab/>JCVI </text:p>
      <text:p text:style-name="List_20_Heading"><text:bookmark-start text:name="DDE_LINK3"/>Plugin version: <text:tab/>1.0-SNAPSHOT<text:bookmark-end text:name="DDE_LINK3"/></text:p>
      <text:p text:style-name="P19">New version: <text:tab/><text:tab/>1.1-SNAPSHOT</text:p>
      <text:h text:style-name="Heading_20_2" text:outline-level="2">Modules</text:h>
      <text:section text:style-name="Sect1" text:name="upm-plugin-module-1742839050">
        <text:h text:style-name="P22" text:outline-level="3">No Operation Custom Field (nopCustomField)<text:tab/>Unused</text:h>
        <text:p text:style-name="P1">Description: Template CustomField, to demonstrate the CustomField Classes</text:p>
      </text:section>
      <text:section text:style-name="Sect1" text:name="upm-plugin-module-3515930719">
        <text:h text:style-name="P23" text:outline-level="3">In Searcher (InSearch)<text:tab/>Safe</text:h>
        <text:p text:style-name="Standard">Key: org.jcvi.jira.plugins.SampleTrackingPlugins:InSearch</text:p>
        <text:p text:style-name="P3">NEW KEY= MultiValueSearcher</text:p>
        <text:p text:style-name="Standard">Description: Search for values using a free text search.</text:p>
        <text:p text:style-name="Standard">Uses</text:p>
        <text:list xml:id="list548129946" text:style-name="L1">
          <text:list-item>
            <text:p text:style-name="P24">BAC Id<text:tab/><text:tab/>(Empty Field)</text:p>
          </text:list-item>
        </text:list>
        <text:p text:style-name="P2"><text:bookmark-start text:name="DDE_LINK"/>Searchers can be changed via the admin screen<text:bookmark-end text:name="DDE_LINK"/></text:p>
        <text:p text:style-name="P3"/>
      </text:section>
      <text:section text:style-name="Sect1" text:name="upm-plugin-module-293310135">
        <text:h text:style-name="P21" text:outline-level="3">Text Searcher (NopSearcher)<text:tab/>Removed</text:h>
        <text:p text:style-name="Standard">Key: org.jcvi.jira.plugins.SampleTrackingPlugins:NopSearcher</text:p>
        <text:p text:style-name="P3">NEW KEY: ExactTextSearcher</text:p>
        <text:p text:style-name="Standard">Description: Search for values using a free text search.</text:p>
        <text:p text:style-name="Standard">Uses</text:p>
        <text:list xml:id="list1912492192" text:continue-numbering="true" text:style-name="L1">
          <text:list-item>
            <text:p text:style-name="P24">Batch Id<text:tab/><text:tab/><text:bookmark-start text:name="DDE_LINK1"/>(Empty Field)<text:bookmark-end text:name="DDE_LINK1"/></text:p>
          </text:list-item>
          <text:list-item>
            <text:p text:style-name="P24">Collection Code<text:tab/>(Empty Field)</text:p>
          </text:list-item>
          <text:list-item>
            <text:p text:style-name="P24">Lot<text:tab/><text:tab/><text:tab/>(Empty Field)</text:p>
          </text:list-item>
        </text:list>
        <text:p text:style-name="P2">Searchers can be changed via the admin screen</text:p>
      </text:section>
      <text:section text:style-name="Sect1" text:name="upm-plugin-module-179685030">
        <text:h text:style-name="P21" text:outline-level="3">Number range searcher (stringNumberRangeSearcher)<text:tab/>Unused</text:h>
        <text:p text:style-name="P1">Description: Allow searching for a number that is in a given range</text:p>
      </text:section>
      <text:section text:style-name="Sect1" text:name="upm-plugin-module-3158337144">
        <text:h text:style-name="P21" text:outline-level="3">Nop Custom Field configuration action (nopcfconfigaction)<text:tab/>Removed</text:h>
        <text:p text:style-name="Text_20_body">Description: The action for editing configuration</text:p>
        <text:p text:style-name="P2">Only referenced from CFConfigItem. Nothing is stored in JIRA.</text:p>
      </text:section>
      <text:section text:style-name="Sect1" text:name="upm-plugin-module-3474907889">
        <text:h text:style-name="P21" text:outline-level="3">Velocity Custom Field (VelocityField)<text:tab/>Unused</text:h>
        <text:p text:style-name="P1">Description: Allows Velocity templates to be used to generate the values of a field. It also allows the templates to be modified through the JIRA Admin GUI.</text:p>
      </text:section>
      <text:section text:style-name="Sect1" text:name="upm-plugin-module-2820121639">
        <text:h text:style-name="P21" text:outline-level="3"><text:soft-page-break/>Velocity Custom Field configuration action (velocityConfigAction)<text:tab/>Unused</text:h>
        <text:p text:style-name="P1">Description: The action for editing configuration</text:p>
      </text:section>
      <text:section text:style-name="Sect1" text:name="upm-plugin-module-666452582">
        <text:h text:style-name="Heading_20_3" text:outline-level="3"><text:bookmark-start text:name="DDE_LINK6"/>Attach an Extra Searcher to a Field (<text:bookmark-start text:name="DDE_LINK2"/>additionalSearchField<text:bookmark-end text:name="DDE_LINK2"/>)<text:tab/>Safe<text:bookmark-end text:name="DDE_LINK6"/></text:h>
        <text:p text:style-name="Standard">Key: org.jcvi.jira.plugins.SampleTrackingPlugins:additionalSearchField</text:p>
        <text:p text:style-name="P3">NEW KEYS: <text:s/>additionalSearchField-text, <text:s/>additionalSearchField-number</text:p>
        <text:p text:style-name="Standard">Description: Creates an extra searcher for a Text Custom Field</text:p>
        <text:p text:style-name="Standard">Uses:</text:p>
        <text:list xml:id="list1059644495" text:continue-numbering="true" text:style-name="L1">
          <text:list-item>
            <text:p text:style-name="P24">BAC Id</text:p>
          </text:list-item>
          <text:list-item>
            <text:p text:style-name="P24">Batch Id</text:p>
          </text:list-item>
          <text:list-item>
            <text:p text:style-name="P24">Collection Code</text:p>
          </text:list-item>
          <text:list-item>
            <text:p text:style-name="P24">Lot</text:p>
          </text:list-item>
        </text:list>
        <text:p text:style-name="P2">The fields contain no data and so can be destroyed and recreated without loss.</text:p>
      </text:section>
      <text:section text:style-name="Sect1" text:name="upm-plugin-module-4100996128">
        <text:h text:style-name="Heading_20_3" text:outline-level="3">Additional Search configuration action (AdditionalSearchAction)<text:tab/>Safe</text:h>
        <text:p text:style-name="P3">NEW KEY: AdditionalSearchAction</text:p>
        <text:p text:style-name="Standard">The action for editing configuration of the additional search field</text:p>
        <text:p text:style-name="Standard">Only referenced from CFConfigItem. Nothing is stored in JIRA.</text:p>
      </text:section>
      <text:section text:style-name="Sect1" text:name="upm-plugin-module-1150624370">
        <text:h text:style-name="P21" text:outline-level="3">Edit ConfigParameterGroup values (ConfigParameterGroupEdit)<text:tab/>Unused</text:h>
        <text:p text:style-name="P1">Description: The action for editing org.jcvi.jira.plugins.customfield.shared.ConfigParameterGroup settings.</text:p>
      </text:section>
      <text:section text:style-name="Sect1" text:name="upm-plugin-module-2498751046">
        <text:h text:style-name="P21" text:outline-level="3">admin.workflow.condition.annotation.display.name (annotation-condition)<text:tab/>Replaced</text:h>
        <text:p text:style-name="Text_20_body">Key: org.jcvi.jira.plugins.workflow.FieldContainsCondition</text:p>
        <text:p text:style-name="Text_20_body">Uses: ST - Sample Workflow</text:p>
        <text:list xml:id="list2088743321" text:style-name="L2">
          <text:list-item>
            <text:p text:style-name="P5">Annotate (Action 9063)</text:p>
          </text:list-item>
          <text:list-item>
            <text:p text:style-name="P5">Annotate (Action 9065)</text:p>
          </text:list-item>
          <text:list-item>
            <text:p text:style-name="P5">Collaborator Review (Action 9083)</text:p>
          </text:list-item>
          <text:list-item>
            <text:p text:style-name="P5">Collaborator Review (Action 9082)</text:p>
          </text:list-item>
          <text:list-item>
            <text:p text:style-name="P5">Deliver Data (Action 9095)</text:p>
          </text:list-item>
        </text:list>
        <text:p text:style-name="P2">Only referenced in Workflow Actions. It can be modified without having to change the current steps associated with the Issue,</text:p>
      </text:section>
      <text:h text:style-name="Heading_20_3" text:outline-level="3"/>
      <text:h text:style-name="P20" text:outline-level="1">New Plugins</text:h>
      <text:h text:style-name="Heading_20_3" text:outline-level="3">Execute an SQL Statement on transition (SQLPostFunction)<text:tab/>NEW</text:h>
      <text:p text:style-name="Standard"><text:bookmark-start text:name="DDE_LINK4"/>Key: <text:tab/>org.jcvi.jira.plugins.workflow.AddArgsWorkflowPluginFactory<text:bookmark-end text:name="DDE_LINK4"/></text:p>
      <text:p text:style-name="Standard"><text:s text:c="12"/>org.jcvi.jira.plugins.workflow.SQLPostFunction</text:p>
      <text:p text:style-name="Standard">Description: This uses information from the 'Extent id' and 'Database' fields to update the GLK with the current status of the sample.</text:p>
      <text:p text:style-name="Standard"/>
      <text:h text:style-name="Heading_20_3" text:outline-level="3">Test the value of a field(FieldContainsCondition)<text:tab/>NEW</text:h>
      <text:p text:style-name="Standard">Key: <text:tab/>org.jcvi.jira.plugins.workflow.AddArgsWorkflowPluginFactory</text:p>
      <text:p text:style-name="Standard"><text:tab/>org.jcvi.jira.plugins.workflow.FieldContainsCondition</text:p>
      <text:p text:style-name="Standard">Description: Test the value of a field against a fixed list of values</text:p>
      <text:p text:style-name="Standard"/>
      <text:h text:style-name="Heading_20_3" text:outline-level="3">Exact Text Searcher(localExacttextsearcher)<text:tab/>NEW</text:h>
      <text:h text:style-name="Heading_20_3" text:outline-level="3">Free Text Searcher(localTextsearcher)<text:tab/>NEW</text:h>
      <text:h text:style-name="Heading_20_3" text:outline-level="3">Number range searcher(localNumberRangeSearcher)<text:tab/>NEW</text:h>
      <text:p text:style-name="Standard">These are all copies of the JIRA searchers. They are copied from system-customfieldtypes-plugin.xml The key and class in the header have been changed and the valid-customfield-type has been replaced with additionalSearchField-number</text:p>
      <text:p text:style-name="Standard"/>
      <text:p text:style-name="Standard"/>
      <text:h text:style-name="P20" text:outline-level="1">Other Fields</text:h>
      <text:p text:style-name="Text_20_body"/>
      <text:p text:style-name="Standard">Database isn't copied to sub-tasks at the moment</text:p>
      <text:h text:style-name="P20" text:outline-level="1">Testing:</text:h>
      <text:h text:style-name="Heading_20_2" text:outline-level="2">Custom Fields</text:h>
      <text:h text:style-name="P23" text:outline-level="3">Attach an Extra Number Searcher to a Field (<text:bookmark-start text:name="DDE_LINK211"/>additionalSearchField<text:bookmark-end text:name="DDE_LINK211"/>-number)</text:h>
      <text:h text:style-name="P23" text:outline-level="3">Attach an Extra Text Searcher to a Field (<text:bookmark-start text:name="DDE_LINK21"/>additionalSearchField<text:bookmark-end text:name="DDE_LINK21"/>-text)<text:tab/></text:h>
      <text:h text:style-name="P23" text:outline-level="3">Additional Search configuration action (AdditionalSearchAction)</text:h>
      <text:h text:style-name="Heading_20_2" text:outline-level="2">Searchers</text:h>
      <text:p text:style-name="Text_20_body">For All Searchers the tests should be carried out in both simple and advanced search modes and include</text:p>
      <text:list xml:id="list415401097" text:style-name="L5">
        <text:list-item>
          <text:p text:style-name="P9">Search results include sub-tasks</text:p>
        </text:list-item>
        <text:list-item>
          <text:p text:style-name="P11">Check with the source field valid and invalid on the Sub-task type to ensure that the sub-tasks only appear if the field being copied isn't visible in the sub-task.</text:p>
        </text:list-item>
        <text:list-item>
          <text:p text:style-name="P9">Using 'New' search to clear values</text:p>
        </text:list-item>
        <text:list-item>
          <text:p text:style-name="P9">Searching with no values</text:p>
        </text:list-item>
        <text:list-item>
          <text:p text:style-name="P9">Leaving the page and returning using the 'Issues' link</text:p>
        </text:list-item>
        <text:list-item>
          <text:p text:style-name="P9">Leaving the page and returning using the back button</text:p>
        </text:list-item>
        <text:list-item>
          <text:p text:style-name="P9">Searching for a value before and after an Edit</text:p>
        </text:list-item>
        <text:list-item>
          <text:p text:style-name="P9">Searching for a value before and after creating a Task</text:p>
        </text:list-item>
        <text:list-item>
          <text:p text:style-name="P9">Searching for a value before and after creating a Sub-task</text:p>
        </text:list-item>
      </text:list>
      <text:h text:style-name="P23" text:outline-level="3">Multi-value Searcher (MultiValueSearcher)</text:h>
      <text:list xml:id="list897187604" text:style-name="L3">
        <text:list-item>
          <text:p text:style-name="P7">Adding a single item works</text:p>
        </text:list-item>
        <text:list-item>
          <text:p text:style-name="P7">Adding items from file works</text:p>
        </text:list-item>
        <text:list-item>
          <text:p text:style-name="P12">includes all of the values</text:p>
        </text:list-item>
        <text:list-item>
          <text:p text:style-name="P7">search </text:p>
        </text:list-item>
        <text:list-item>
          <text:p text:style-name="P12">single item</text:p>
        </text:list-item>
        <text:list-item>
          <text:p text:style-name="P12">no items</text:p>
        </text:list-item>
        <text:list-item>
          <text:p text:style-name="P12">2+ items</text:p>
        </text:list-item>
      </text:list>
      <text:h text:style-name="Heading_20_3" text:outline-level="3">Exact Text Searcher(localExacttextsearcher)</text:h>
      <text:list xml:id="list1527489337" text:continue-list="list415401097" text:style-name="L5">
        <text:list-item>
          <text:p text:style-name="P9">Search - Exact Value</text:p>
        </text:list-item>
      </text:list>
      <text:h text:style-name="Heading_20_3" text:outline-level="3"><text:soft-page-break/>Free Text Searcher(localTextsearcher)</text:h>
      <text:list xml:id="list2064027162" text:continue-numbering="true" text:style-name="L5">
        <text:list-item>
          <text:p text:style-name="P9">Search </text:p>
        </text:list-item>
        <text:list-item>
          <text:p text:style-name="P11">Full Text</text:p>
        </text:list-item>
        <text:list-item>
          <text:p text:style-name="P11">Single Word</text:p>
        </text:list-item>
      </text:list>
      <text:h text:style-name="Heading_20_3" text:outline-level="3">Number range searcher(localNumberRangeSearcher)</text:h>
      <text:p text:style-name="Standard">The tests should be carried out twice, using a Number Custom Field and a Text Custom Field that contains numbers.</text:p>
      <text:list xml:id="list2030841614" text:continue-numbering="true" text:style-name="L5">
        <text:list-item>
          <text:p text:style-name="P9">Search with </text:p>
        </text:list-item>
        <text:list-item>
          <text:p text:style-name="P11">Less Than</text:p>
        </text:list-item>
        <text:list-item>
          <text:p text:style-name="P18">Positive value</text:p>
        </text:list-item>
        <text:list-item>
          <text:p text:style-name="P18">Zero</text:p>
        </text:list-item>
        <text:list-item>
          <text:p text:style-name="P18">Negative value</text:p>
        </text:list-item>
        <text:list-item>
          <text:p text:style-name="P11">Greater Than</text:p>
        </text:list-item>
        <text:list-item>
          <text:p text:style-name="P18">Positive value</text:p>
        </text:list-item>
        <text:list-item>
          <text:p text:style-name="P18">Zero</text:p>
        </text:list-item>
        <text:list-item>
          <text:p text:style-name="P18">Negative value</text:p>
        </text:list-item>
        <text:list-item>
          <text:p text:style-name="P11">Range</text:p>
        </text:list-item>
      </text:list>
      <text:h text:style-name="Heading_20_2" text:outline-level="2">Workflow</text:h>
      <text:h text:style-name="P23" text:outline-level="3">Execute an SQL Statement on transition (SQLPostFunction)</text:h>
      <text:list xml:id="list610014938" text:style-name="L7">
        <text:list-item>
          <text:p text:style-name="P8">In view transition</text:p>
        </text:list-item>
      </text:list>
      <text:list xml:id="list1618790102" text:style-name="L6">
        <text:list-item>
          <text:p text:style-name="P13">Add</text:p>
        </text:list-item>
        <text:list-item>
          <text:p text:style-name="P13">Configure </text:p>
        </text:list-item>
        <text:list-item>
          <text:p text:style-name="P17">Immediate SQL</text:p>
        </text:list-item>
        <text:list-item>
          <text:p text:style-name="P17">SQL in plugins-xml</text:p>
        </text:list-item>
        <text:list-item>
          <text:p text:style-name="P17">SQL Resource</text:p>
        </text:list-item>
        <text:list-item>
          <text:p text:style-name="P13">View</text:p>
        </text:list-item>
        <text:list-item>
          <text:p text:style-name="P15">Transition</text:p>
        </text:list-item>
        <text:list-item>
          <text:p text:style-name="P13">Check value of field in the GLK before and after the transition</text:p>
        </text:list-item>
      </text:list>
      <text:p text:style-name="P6"><text:span text:style-name="T4">Test multiple configurations</text:span></text:p>
      <text:h text:style-name="P23" text:outline-level="3"><text:soft-page-break/>Test the value of a field (FieldContainsCondition)</text:h>
      <text:list xml:id="list197695129" text:continue-list="list610014938" text:style-name="L7">
        <text:list-item>
          <text:p text:style-name="P8">In view transition</text:p>
        </text:list-item>
      </text:list>
      <text:list xml:id="list1587004282" text:style-name="L8">
        <text:list-item>
          <text:p text:style-name="P14">Add</text:p>
        </text:list-item>
        <text:list-item>
          <text:p text:style-name="P14">Configure </text:p>
        </text:list-item>
        <text:list-item>
          <text:p text:style-name="P14">View</text:p>
        </text:list-item>
        <text:list-item>
          <text:p text:style-name="P16">Transition</text:p>
        </text:list-item>
      </text:list>
      <text:p text:style-name="P10">Test multiple configurations</text:p>
      <text:p text:style-name="P10"/>
      <text:p text:style-name="P10">Test including Issues of types that the customfield is not defined 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size="10pt" fo:font-weight="bold" style:font-name-asian="DejaVu LGC Sans" style:font-size-asian="10pt" style:font-weight-asian="bold" style:font-name-complex="DejaVu LGC Sans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>
        <style:tab-stops>
          <style:tab-stop style:position="6.9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3-01-17T14:04:47</meta:creation-date>
    <dc:date>2013-01-22T15:57:44</dc:date>
    <dc:creator>Peter Edworthy</dc:creator>
    <meta:editing-duration>PT31H08M09S</meta:editing-duration>
    <meta:editing-cycles>7</meta:editing-cycles>
    <meta:generator>OpenOffice.org/3.1$Unix OpenOffice.org_project/310m19$Build-9420</meta:generator>
    <meta:document-statistic meta:table-count="0" meta:image-count="0" meta:object-count="0" meta:page-count="7" meta:paragraph-count="135" meta:word-count="765" meta:character-count="5520"/>
  </office:meta>
</office:document-meta>
</file>